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0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2" style:family="graphic" style:parent-style-name="standard">
      <style:graphic-properties draw:textarea-horizontal-align="justify" draw:textarea-vertical-align="middle" draw:auto-grow-height="false" fo:min-height="1.402cm" fo:min-width="1.786cm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3.3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40" style:family="graphic" style:parent-style-name="standard">
      <style:graphic-properties draw:textarea-horizontal-align="justify" draw:textarea-vertical-align="middle" draw:auto-grow-height="false" fo:min-height="0.804cm" fo:min-width="1.71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2" style:family="graphic" style:parent-style-name="standard">
      <style:graphic-properties draw:textarea-horizontal-align="justify" draw:textarea-vertical-align="middle" draw:auto-grow-height="false" fo:min-height="1.33cm" fo:min-width="1.588cm"/>
    </style:style>
    <style:style style:name="gr43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4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45" style:family="graphic" style:parent-style-name="standard">
      <style:graphic-properties draw:textarea-horizontal-align="justify" draw:textarea-vertical-align="middle" draw:auto-grow-height="false" fo:min-height="1.402cm" fo:min-width="2.494cm"/>
    </style:style>
    <style:style style:name="gr46" style:family="graphic" style:parent-style-name="standard">
      <style:graphic-properties draw:textarea-horizontal-align="justify" draw:textarea-vertical-align="middle" draw:auto-grow-height="false" fo:min-height="2.593cm" fo:min-width="4.072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10" draw:text-style-name="P5" draw:layer="layout" svg:width="4.572cm" svg:height="0.729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0.668cm" svg:x2="28cm" svg:y2="10.668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3.81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5" draw:text-style-name="P8" draw:layer="layout" svg:width="6.858cm" svg:height="0.848cm" svg:x="19.812cm" svg:y="0.939cm">
          <draw:text-box>
            <text:p><text:span text:style-name="T2">Shared Memory: 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9.558cm" svg:y2="4.572cm">
          <text:p/>
        </draw:line>
        <draw:frame draw:style-name="gr10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0.962cm" svg:x="9.144cm" svg:y="1.016cm">
          <draw:text-box>
            <text:p><text:span text:style-name="T6">i-esimo thread client</text:span></text:p>
          </draw:text-box>
        </draw:frame>
        <draw:rect draw:style-name="gr2" draw:text-style-name="P2" xml:id="id2" draw:id="id2" draw:layer="layout" svg:width="6.096cm" svg:height="1.778cm" svg:x="3.302cm" svg:y="4.826cm">
          <text:p text:style-name="P2">Init client metadata</text:p>
        </draw:rect>
        <draw:custom-shape draw:style-name="gr20" draw:text-style-name="P2" xml:id="id1" draw:id="id1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35cm" svg:y1="3.667cm" svg:x2="6.35cm" svg:y2="4.826cm" draw:start-shape="id1" draw:start-glue-point="2" draw:end-shape="id2" svg:d="M6350 3667v1159" svg:viewBox="0 0 1 1160">
          <text:p/>
        </draw:connector>
        <draw:custom-shape draw:style-name="gr21" draw:text-style-name="P2" xml:id="id3" draw:id="id3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2" draw:text-style-name="P2" xml:id="id4" draw:id="id4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629cm" svg:y1="11.423cm" svg:x2="12.185cm" svg:y2="11.423cm" draw:start-shape="id3" draw:start-glue-point="1" draw:end-shape="id4" draw:end-glue-point="5" svg:d="M8629 11423h3556" svg:viewBox="0 0 3557 1">
          <text:p/>
        </draw:connector>
        <draw:custom-shape draw:style-name="gr23" draw:text-style-name="P2" xml:id="id5" draw:id="id5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741cm" svg:y1="11.423cm" svg:x2="20.066cm" svg:y2="12.7cm" draw:start-shape="id4" draw:start-glue-point="7" draw:end-shape="id5" draw:end-glue-point="3" svg:d="M15741 11423h2163v1277h2162" svg:viewBox="0 0 4326 1278">
          <text:p/>
        </draw:connector>
        <draw:frame draw:style-name="gr24" draw:text-style-name="P7" draw:layer="layout" svg:width="1.778cm" svg:height="0.806cm" svg:x="15.741cm" svg:y="10.661cm">
          <draw:text-box>
            <text:p text:style-name="P12"><text:span text:style-name="T4">si</text:span></text:p>
          </draw:text-box>
        </draw:frame>
        <draw:custom-shape draw:style-name="gr25" draw:text-style-name="P2" xml:id="id6" draw:id="id6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.343cm" svg:y1="12.439cm" svg:x2="13.963cm" svg:y2="14.471cm" draw:start-shape="id3" draw:start-glue-point="2" draw:end-shape="id6" draw:end-glue-point="4" svg:d="M6343 12439v1016h7620v1016" svg:viewBox="0 0 7621 2033">
          <text:p/>
        </draw:connector>
        <draw:custom-shape draw:style-name="gr26" draw:text-style-name="P2" xml:id="id7" draw:id="id7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169cm" svg:y1="16.503cm" svg:x2="8.121cm" svg:y2="16.503cm" draw:start-shape="id6" draw:start-glue-point="5" draw:end-shape="id7" draw:end-glue-point="1" svg:d="M11169 16503h-3048" svg:viewBox="0 0 3049 1">
          <text:p/>
        </draw:connector>
        <draw:connector draw:style-name="gr6" draw:text-style-name="P4" draw:layer="layout" svg:x1="3.549cm" svg:y1="16.503cm" svg:x2="4.057cm" svg:y2="11.423cm" draw:start-shape="id7" draw:start-glue-point="3" draw:end-shape="id3" draw:end-glue-point="3" svg:d="M3549 16503h-501v-5080h1009" svg:viewBox="0 0 1010 5081">
          <text:p/>
        </draw:connector>
        <draw:connector draw:style-name="gr6" draw:text-style-name="P4" draw:layer="layout" svg:x1="13.963cm" svg:y1="9.899cm" svg:x2="6.343cm" svg:y2="10.407cm" draw:start-shape="id4" draw:start-glue-point="4" draw:end-shape="id3" draw:end-glue-point="0" svg:d="M13963 9899v-501h-7620v1009" svg:viewBox="0 0 7621 1010">
          <text:p/>
        </draw:connector>
        <draw:frame draw:style-name="gr24" draw:text-style-name="P7" draw:layer="layout" svg:width="1.778cm" svg:height="0.806cm" svg:x="13.963cm" svg:y="9.144cm">
          <draw:text-box>
            <text:p text:style-name="P12"><text:span text:style-name="T4">No</text:span></text:p>
          </draw:text-box>
        </draw:frame>
        <draw:custom-shape draw:style-name="gr27" draw:text-style-name="P2" xml:id="id8" draw:id="id8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06cm" svg:y1="11.938cm" svg:x2="22.606cm" svg:y2="7.874cm" draw:start-shape="id5" draw:start-glue-point="0" draw:end-shape="id8" draw:end-glue-point="2" svg:d="M22606 11938v-4064" svg:viewBox="0 0 1 4065">
          <text:p/>
        </draw:connector>
        <draw:connector draw:style-name="gr6" draw:text-style-name="P4" draw:layer="layout" svg:x1="6.35cm" svg:y1="6.604cm" svg:x2="6.343cm" svg:y2="10.407cm" draw:start-shape="id2" draw:start-glue-point="2" draw:end-shape="id3" draw:end-glue-point="0" svg:d="M6350 6604v1902h-7v1901" svg:viewBox="0 0 8 3804">
          <text:p/>
        </draw:connector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8" draw:text-style-name="P11" draw:layer="layout" svg:width="6.604cm" svg:height="1.673cm" svg:x="9.398cm" svg:y="1.016cm">
          <draw:text-box>
            <text:p><text:span text:style-name="T6">Broadcast sender</text:span></text:p>
          </draw:text-box>
        </draw:frame>
        <draw:custom-shape draw:style-name="gr29" draw:text-style-name="P2" xml:id="id9" draw:id="id9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0" draw:text-style-name="P2" xml:id="id10" draw:id="id10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7.112cm" draw:start-shape="id9" draw:start-glue-point="2" draw:end-shape="id10" draw:end-glue-point="0" svg:d="M5080 5080v2032" svg:viewBox="0 0 1 2033">
          <text:p/>
        </draw:connector>
        <draw:custom-shape draw:style-name="gr31" draw:text-style-name="P2" xml:id="id11" draw:id="id11" draw:layer="layout" svg:width="6.096cm" svg:height="1.778cm" svg:x="2.032cm" svg:y="10.922cm">
          <text:p text:style-name="P2">Controllo slot i-esimo</text:p>
          <text:p text:style-name="P2">progressiv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8.89cm" svg:x2="5.08cm" svg:y2="10.922cm" draw:start-shape="id10" draw:start-glue-point="2" draw:end-shape="id11" draw:end-glue-point="0" svg:d="M5080 8890v2032" svg:viewBox="0 0 1 2033">
          <text:p/>
        </draw:connector>
        <draw:custom-shape draw:style-name="gr32" draw:text-style-name="P2" xml:id="id12" draw:id="id12" draw:layer="layout" svg:width="4.572cm" svg:height="3.302cm" svg:x="11.938cm" svg:y="10.16cm">
          <text:p text:style-name="P2">Modifica</text:p>
          <text:p text:style-name="P2">Sullo slot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28cm" svg:y1="11.811cm" svg:x2="11.938cm" svg:y2="11.811cm" draw:start-shape="id11" draw:start-glue-point="1" draw:end-shape="id12" draw:end-glue-point="5" svg:d="M8128 11811h3810" svg:viewBox="0 0 3811 1">
          <text:p/>
        </draw:connector>
        <draw:custom-shape draw:style-name="gr33" draw:text-style-name="P2" xml:id="id13" draw:id="id13" draw:layer="layout" svg:width="3.81cm" svg:height="2.286cm" svg:x="20.066cm" svg:y="10.668cm">
          <text:p text:style-name="P2">Invio dati</text:p>
          <text:p text:style-name="P2">slot i al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51cm" svg:y1="11.811cm" svg:x2="20.066cm" svg:y2="11.811cm" draw:start-shape="id12" draw:start-glue-point="7" draw:end-shape="id13" draw:end-glue-point="3" svg:d="M16510 11811h3556" svg:viewBox="0 0 3557 1">
          <text:p/>
        </draw:connector>
        <draw:connector draw:style-name="gr6" draw:text-style-name="P4" draw:layer="layout" svg:x1="14.224cm" svg:y1="13.462cm" svg:x2="5.08cm" svg:y2="12.7cm" draw:start-shape="id12" draw:start-glue-point="6" draw:end-shape="id11" draw:end-glue-point="2" svg:d="M14224 13462v502h-9144v-1264" svg:viewBox="0 0 9145 1265">
          <text:p/>
        </draw:connector>
        <draw:frame draw:style-name="gr34" draw:text-style-name="P7" draw:layer="layout" svg:width="2.088cm" svg:height="0.902cm" svg:x="16.51cm" svg:y="10.922cm">
          <draw:text-box>
            <text:p><text:span text:style-name="T4">si</text:span></text:p>
          </draw:text-box>
        </draw:frame>
        <draw:frame draw:style-name="gr34" draw:text-style-name="P7" draw:layer="layout" svg:width="2.088cm" svg:height="0.902cm" svg:x="14.224cm" svg:y="13.576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5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2" draw:layer="layout" svg:width="7.012cm" svg:height="1.715cm" svg:x="3.402cm" svg:y="3.556cm">
          <text:p text:style-name="P2">Init: shared memory</text:p>
        </draw:rect>
        <draw:rect draw:style-name="gr2" draw:text-style-name="P2" xml:id="id14" draw:id="id14" draw:layer="layout" svg:width="9.633cm" svg:height="1.715cm" svg:x="2.032cm" svg:y="6.985cm">
          <text:p text:style-name="P2">Init/spawn: thread broadcast</text:p>
        </draw:rect>
        <draw:rect draw:style-name="gr2" draw:text-style-name="P2" xml:id="id15" draw:id="id15" draw:layer="layout" svg:width="3.01cm" svg:height="1.714cm" svg:x="5.343cm" svg:y="10.7cm">
          <text:p text:style-name="P2">listen</text:p>
        </draw:rect>
        <draw:rect draw:style-name="gr2" draw:text-style-name="P2" xml:id="id16" draw:id="id16" draw:layer="layout" svg:width="11.44cm" svg:height="1.714cm" svg:x="14.976cm" svg:y="10.7cm">
          <text:p text:style-name="P2">Init/spawn: i-esimo thread client</text:p>
        </draw:rect>
        <draw:rect draw:style-name="gr2" draw:text-style-name="P2" xml:id="id17" draw:id="id17" draw:layer="layout" svg:width="5.72cm" svg:height="1.714cm" svg:x="4.44cm" svg:y="17.844cm">
          <text:p text:style-name="P2">Signal handler</text:p>
        </draw:rect>
        <draw:rect draw:style-name="gr2" draw:text-style-name="P2" xml:id="id18" draw:id="id18" draw:layer="layout" svg:width="2.709cm" svg:height="1.714cm" svg:x="17.987cm" svg:y="17.844cm">
          <text:p text:style-name="P2">Exit</text:p>
        </draw:rect>
        <draw:frame draw:style-name="gr36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37" draw:text-style-name="P7" draw:layer="layout" svg:width="4.214cm" svg:height="1.531cm" svg:x="3.847cm" svg:y="14.312cm">
          <draw:text-box>
            <text:p><text:span text:style-name="T4">Segnale termina</text:span></text:p>
          </draw:text-box>
        </draw:frame>
        <draw:connector draw:style-name="gr6" draw:text-style-name="P4" draw:layer="layout" svg:x1="6.848cm" svg:y1="8.7cm" svg:x2="6.848cm" svg:y2="10.7cm" draw:start-shape="id14" draw:start-glue-point="2" draw:end-shape="id15" draw:end-glue-point="0" svg:d="M6848 8700v2000" svg:viewBox="0 0 1 2001">
          <text:p/>
        </draw:connector>
        <draw:connector draw:style-name="gr6" draw:text-style-name="P4" draw:layer="layout" svg:x1="6.849cm" svg:y1="5.271cm" svg:x2="6.848cm" svg:y2="6.985cm" draw:end-shape="id14" draw:end-glue-point="0" svg:d="M6849 5271v607h-1v1107" svg:viewBox="0 0 2 1715">
          <text:p/>
        </draw:connector>
        <draw:connector draw:style-name="gr6" draw:text-style-name="P4" draw:layer="layout" svg:x1="8.353cm" svg:y1="11.557cm" svg:x2="14.976cm" svg:y2="11.557cm" draw:start-shape="id15" draw:start-glue-point="1" draw:end-shape="id16" draw:end-glue-point="3" svg:d="M8353 11557h6623" svg:viewBox="0 0 6624 1">
          <text:p/>
        </draw:connector>
        <draw:connector draw:style-name="gr6" draw:text-style-name="P4" draw:layer="layout" svg:x1="20.696cm" svg:y1="12.414cm" svg:x2="6.848cm" svg:y2="12.414cm" draw:start-shape="id16" draw:start-glue-point="2" draw:end-shape="id15" svg:d="M20696 12414v501h-13848v-501" svg:viewBox="0 0 13849 502">
          <text:p/>
        </draw:connector>
        <draw:connector draw:style-name="gr6" draw:text-style-name="P4" draw:layer="layout" svg:x1="5.343cm" svg:y1="11.557cm" svg:x2="4.44cm" svg:y2="18.701cm" draw:start-shape="id15" draw:start-glue-point="3" draw:end-shape="id17" draw:end-glue-point="3" svg:d="M5343 11557h-1404v7144h501" svg:viewBox="0 0 1405 7145">
          <text:p/>
        </draw:connector>
        <draw:connector draw:style-name="gr6" draw:text-style-name="P4" draw:layer="layout" svg:x1="10.16cm" svg:y1="18.701cm" svg:x2="17.987cm" svg:y2="18.701cm" draw:start-shape="id17" draw:start-glue-point="1" draw:end-shape="id18" draw:end-glue-point="3" svg:d="M10160 18701h7827" svg:viewBox="0 0 7828 1">
          <text:p/>
        </draw:connector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8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9" draw:text-style-name="P11" draw:layer="layout" svg:width="9.132cm" svg:height="1.357cm" svg:x="9.697cm" svg:y="0.508cm">
          <draw:text-box>
            <text:p><text:span text:style-name="T6">Client: processo principale</text:span></text:p>
          </draw:text-box>
        </draw:frame>
        <draw:rect draw:style-name="gr2" draw:text-style-name="P2" draw:layer="layout" svg:width="6.522cm" svg:height="1.247cm" svg:x="1.349cm" svg:y="2.594cm">
          <text:p text:style-name="P2">Init: lista buffer</text:p>
        </draw:rect>
        <draw:rect draw:style-name="gr2" draw:text-style-name="P2" draw:layer="layout" svg:width="12.316cm" svg:height="1.105cm" svg:x="0.254cm" svg:y="4.881cm">
          <text:p text:style-name="P2">Init/spawn: broadcast receiver thread</text:p>
        </draw:rect>
        <draw:rect draw:style-name="gr2" draw:text-style-name="P2" draw:layer="layout" svg:width="7.566cm" svg:height="1.246cm" svg:x="0.827cm" svg:y="7.573cm">
          <text:p text:style-name="P2">Init/spawn: thread listen</text:p>
        </draw:rect>
        <draw:rect draw:style-name="gr2" draw:text-style-name="P2" draw:layer="layout" svg:width="7.566cm" svg:height="1.244cm" svg:x="0.827cm" svg:y="10.063cm">
          <text:p text:style-name="P2">Init: thread connect</text:p>
        </draw:rect>
        <draw:rect draw:style-name="gr2" draw:text-style-name="P2" draw:layer="layout" svg:width="4.957cm" svg:height="2.158cm" svg:x="1.349cm" svg:y="13.59cm">
          <text:p text:style-name="P2">Connect process</text:p>
          <text:p text:style-name="P2">to server</text:p>
        </draw:rect>
        <draw:line draw:style-name="gr6" draw:text-style-name="P4" draw:layer="layout" svg:x1="4.74cm" svg:y1="3.84cm" svg:x2="4.74cm" svg:y2="5.085cm">
          <text:p/>
        </draw:line>
        <draw:line draw:style-name="gr6" draw:text-style-name="P4" draw:layer="layout" svg:x1="4.74cm" svg:y1="6.329cm" svg:x2="4.74cm" svg:y2="7.574cm">
          <text:p/>
        </draw:line>
        <draw:line draw:style-name="gr6" draw:text-style-name="P4" draw:layer="layout" svg:x1="4.74cm" svg:y1="8.818cm" svg:x2="4.74cm" svg:y2="10.063cm">
          <text:p/>
        </draw:line>
        <draw:line draw:style-name="gr6" draw:text-style-name="P4" draw:layer="layout" svg:x1="4.74cm" svg:y1="11.308cm" svg:x2="4.74cm" svg:y2="13.59cm">
          <text:p/>
        </draw:line>
        <draw:frame draw:style-name="gr34" draw:text-style-name="P7" draw:layer="layout" svg:width="1.565cm" svg:height="0.902cm" svg:x="22.221cm" svg:y="10.138cm">
          <draw:text-box>
            <text:p><text:span text:style-name="T4">no</text:span></text:p>
          </draw:text-box>
        </draw:frame>
        <draw:rect draw:style-name="gr2" draw:text-style-name="P2" xml:id="id20" draw:id="id20" draw:layer="layout" svg:width="5.74cm" svg:height="1.051cm" svg:x="11.002cm" svg:y="8.208cm">
          <text:p text:style-name="P2">Connesso al server</text:p>
        </draw:rect>
        <draw:custom-shape draw:style-name="gr40" draw:text-style-name="P13" draw:layer="layout" svg:width="4.435cm" svg:height="2.106cm" svg:x="19.873cm" svg:y="7.681cm">
          <text:p text:style-name="P13"><text:span text:style-name="T7">Connesso</text:span></text:p>
          <text:p text:style-name="P13"><text:span text:style-name="T7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7" draw:layer="layout" svg:width="1.565cm" svg:height="0.903cm" svg:x="9.906cm" svg:y="15.494cm">
          <draw:text-box>
            <text:p><text:span text:style-name="T4">no</text:span></text:p>
          </draw:text-box>
        </draw:frame>
        <draw:frame draw:style-name="gr34" draw:text-style-name="P7" draw:layer="layout" svg:width="2.088cm" svg:height="0.902cm" svg:x="21.96cm" svg:y="6.78cm">
          <draw:text-box>
            <text:p><text:span text:style-name="T4">si</text:span></text:p>
          </draw:text-box>
        </draw:frame>
        <draw:line draw:style-name="gr6" draw:text-style-name="P4" draw:layer="layout" svg:x1="11.43cm" svg:y1="15.494cm" svg:x2="6.306cm" svg:y2="15.494cm">
          <text:p/>
        </draw:line>
        <draw:custom-shape draw:style-name="gr42" draw:text-style-name="P2" draw:layer="layout" svg:width="4.175cm" svg:height="3.158cm" svg:x="10.303cm" svg:y="13.098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7" draw:layer="layout" svg:width="2.088cm" svg:height="0.902cm" svg:x="12.344cm" svg:y="12.085cm">
          <draw:text-box>
            <text:p><text:span text:style-name="T4">si</text:span></text:p>
          </draw:text-box>
        </draw:frame>
        <draw:line draw:style-name="gr6" draw:text-style-name="P4" draw:layer="layout" svg:x1="6.306cm" svg:y1="14.478cm" svg:x2="10.668cm" svg:y2="14.478cm">
          <text:p/>
        </draw:line>
        <draw:line draw:style-name="gr6" draw:text-style-name="P4" draw:layer="layout" svg:x1="12.192cm" svg:y1="13.208cm" svg:x2="12.192cm" svg:y2="9.259cm">
          <text:p/>
        </draw:line>
        <draw:line draw:style-name="gr6" draw:text-style-name="P4" draw:layer="layout" svg:x1="16.742cm" svg:y1="8.734cm" svg:x2="19.873cm" svg:y2="8.734cm">
          <text:p/>
        </draw:line>
        <draw:custom-shape draw:style-name="gr43" draw:text-style-name="P2" xml:id="id21" draw:id="id21" draw:layer="layout" svg:width="6.001cm" svg:height="1.403cm" svg:x="18.829cm" svg:y="4.173cm">
          <text:p text:style-name="P2">Connesso 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7.682cm" svg:x2="21.96cm" svg:y2="5.577cm">
          <text:p/>
        </draw:line>
        <draw:custom-shape draw:style-name="gr43" draw:text-style-name="P2" draw:layer="layout" svg:width="6.001cm" svg:height="1.403cm" svg:x="18.829cm" svg:y="10.839cm">
          <text:p text:style-name="P2">Non connesso </text:p>
          <text:p text:style-name="P2"><text:s/>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9.722cm" svg:x2="21.96cm" svg:y2="10.839cm">
          <text:p/>
        </draw:line>
        <draw:custom-shape draw:style-name="gr44" draw:text-style-name="P13" xml:id="id19" draw:id="id19" draw:layer="layout" svg:width="5.479cm" svg:height="2.709cm" svg:x="19.413cm" svg:y="0.762cm">
          <text:p text:style-name="P13"><text:span text:style-name="T7">Disconnesione</text:span></text:p>
          <text:p text:style-name="P13"><text:span text:style-name="T7"><text:s/></text:span><text:span text:style-name="T7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1.96cm" svg:y1="3.998cm" svg:x2="21.96cm" svg:y2="3.472cm">
          <text:p/>
        </draw:line>
        <draw:connector draw:style-name="gr6" draw:text-style-name="P4" draw:layer="layout" svg:x1="19.413cm" svg:y1="2.117cm" svg:x2="13.872cm" svg:y2="8.208cm" draw:start-shape="id19" draw:start-glue-point="5" draw:end-shape="id20" draw:end-glue-point="0" svg:d="M19413 2117h-5541v6091" svg:viewBox="0 0 5542 6092">
          <text:p/>
        </draw:connector>
        <draw:frame draw:style-name="gr34" draw:text-style-name="P7" draw:layer="layout" svg:width="2.088cm" svg:height="0.902cm" svg:x="18.486cm" svg:y="2.146cm">
          <draw:text-box>
            <text:p><text:span text:style-name="T4">si</text:span></text:p>
          </draw:text-box>
        </draw:frame>
        <draw:connector draw:style-name="gr6" draw:text-style-name="P4" draw:layer="layout" svg:x1="24.892cm" svg:y1="2.117cm" svg:x2="24.83cm" svg:y2="4.874cm" draw:start-shape="id19" draw:start-glue-point="7" draw:end-shape="id21" svg:d="M24892 2117h501v2757h-563" svg:viewBox="0 0 564 2758">
          <text:p/>
        </draw:connector>
        <draw:frame draw:style-name="gr34" draw:text-style-name="P7" draw:layer="layout" svg:width="1.565cm" svg:height="0.902cm" svg:x="25.331cm" svg:y="1.892cm">
          <draw:text-box>
            <text:p><text:span text:style-name="T4">no</text:span></text:p>
          </draw:text-box>
        </draw:frame>
        <draw:custom-shape draw:style-name="gr45" draw:text-style-name="P2" draw:layer="layout" svg:width="5.988cm" svg:height="3.302cm" svg:x="19.05cm" svg:y="12.954cm">
          <text:p text:style-name="P2">Disconnesione</text:p>
          <text:p text:style-name="P2"><text:s/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3.368cm" svg:y1="12.242cm" svg:x2="23.368cm" svg:y2="13.716cm">
          <text:p/>
        </draw:line>
        <draw:custom-shape draw:style-name="gr46" draw:text-style-name="P2" xml:id="id22" draw:id="id22" draw:layer="layout" svg:width="4.572cm" svg:height="2.843cm" svg:x="19.304cm" svg:y="17.223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844cm" svg:y1="16.086cm" svg:x2="21.844cm" svg:y2="17.223cm">
          <text:p/>
        </draw:line>
        <draw:line draw:style-name="gr47" draw:text-style-name="P4" draw:layer="layout" svg:x1="19.345cm" svg:y1="14.379cm" svg:x2="16.002cm" svg:y2="14.379cm">
          <text:p/>
        </draw:line>
        <draw:line draw:style-name="gr6" draw:text-style-name="P4" draw:layer="layout" svg:x1="16.002cm" svg:y1="14.379cm" svg:x2="16.002cm" svg:y2="9.259cm">
          <text:p/>
        </draw:line>
        <draw:frame draw:style-name="gr34" draw:text-style-name="P7" draw:layer="layout" svg:width="2.088cm" svg:height="0.902cm" svg:x="21.844cm" svg:y="16.085cm">
          <draw:text-box>
            <text:p><text:span text:style-name="T4">si</text:span></text:p>
          </draw:text-box>
        </draw:frame>
        <draw:frame draw:style-name="gr34" draw:text-style-name="P7" draw:layer="layout" svg:width="1.565cm" svg:height="0.902cm" svg:x="17.78cm" svg:y="13.477cm">
          <draw:text-box>
            <text:p><text:span text:style-name="T4">no</text:span></text:p>
          </draw:text-box>
        </draw:frame>
        <draw:custom-shape draw:style-name="gr48" draw:text-style-name="P2" xml:id="id23" draw:id="id23" draw:layer="layout" svg:width="2.032cm" svg:height="1.524cm" svg:x="12.954cm" svg:y="17.78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9.304cm" svg:y1="18.644cm" svg:x2="14.986cm" svg:y2="18.542cm" draw:start-shape="id22" draw:start-glue-point="3" draw:end-shape="id23" draw:end-glue-point="1" svg:d="M19304 18644h-2159v-102h-2159" svg:viewBox="0 0 4319 103">
          <text:p/>
        </draw:connector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T2H50M5S</meta:editing-duration>
    <meta:editing-cycles>36</meta:editing-cycles>
    <dc:date>2017-03-01T12:11:30.039597608</dc:date>
    <meta:generator>LibreOffice/5.0.1.2$Linux_X86_64 LibreOffice_project/00m0$Build-2</meta:generator>
    <meta:document-statistic meta:object-count="166"/>
  </office:meta>
</office:document-meta>
</file>